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6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13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Sie haben bereits Ubuntu installiert und einen ersten Eindruck erhalten. Installieren Sie jetzt bitte Linux Mint in Ihrer VirtualBox und verschaffen sich einen Überblick. <text:line-break/></text:span><text:a xlink:href="https://linuxmint.com/download.php"><text:span text:style-name="T2">https://linuxmint.com/download.php</text:span></text:a><text:span text:style-name="T3"><text:s/></text:span><text:span text:style-name="T4"><text:line-break/><text:line-break/>Wie öffne ich die Konsole?<text:line-break/></text:span><text:span text:style-name="T5">Per Klick auf das Icon in der Taskleiste oder dem Startmenü; alternativ über die Suche in Start nach "Terminal" oder STRG + ALT + T.</text:span><text:span text:style-name="T6"/></text:p>
      <text:p text:style-name="P1"><text:span text:style-name="T6"><text:line-break/>Funktionieren die Befehle?<text:line-break/></text:span><text:span text:style-name="T7">Ja (auch die Paketverwaltung ist die gleiche).</text:span><text:span text:style-name="T8"/></text:p>
      <text:p text:style-name="P1"><text:span text:style-name="T8"><text:line-break/>Was wird installiert?<text:line-break/></text:span><text:span text:style-name="T9">Accessoires, Graphics, Internet, Multimedia-Apps, Verwaltung (Einstellungen / Software / User)</text:span><text:span text:style-name="T10"/></text:p>
      <text:p text:style-name="P1"><text:span text:style-name="T10"><text:line-break/>Was ist anders? <text:line-break/></text:span><text:span text:style-name="T11">Desktop-Manager (</text:span><text:a xlink:href="https://de.wikipedia.org/wiki/Linux#Desktop-Systeme"><text:span text:style-name="T12">https://de.wikipedia.org/wiki/Linux#Desktop-Systeme</text:span></text:a><text:span text:style-name="T13">), Kernel (uname -a)</text:span><text:span text:style-name="T14"><text:line-break/></text:span></text:p>
      <text:p text:style-name="P1"><text:span text:style-name="T15"/></text:p>
      <text:p text:style-name="P1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